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i mathvariant="italic">PipelineMemory</mi>
              <mo stretchy="false">=</mo>
              <mrow>
                <mrow>
                  <mrow>
                    <mi mathvariant="italic">SampleBuffers</mi>
                    <mo stretchy="false">+</mo>
                    <mi mathvariant="italic">ShuffledSamples</mi>
                  </mrow>
                  <mo stretchy="false">+</mo>
                  <mrow>
                    <mi mathvariant="italic">nStages</mi>
                    <mo stretchy="false">×</mo>
                    <mi mathvariant="italic">pipelineStageMemory</mi>
                  </mrow>
                </mrow>
                <mo stretchy="false">+</mo>
                <mi mathvariant="italic">ROM</mi>
              </mrow>
            </mrow>
          </mrow>
        </mtd>
      </mtr>
      <mtr>
        <mtd>
          <mrow>
            <mrow>
              <mi mathvariant="italic">PipelineMemory</mi>
              <mo stretchy="false">=</mo>
              <mrow>
                <mrow>
                  <mrow>
                    <mrow>
                      <mrow>
                        <mi mathvariant="italic">NFFT</mi>
                        <mo stretchy="false">∗</mo>
                        <mi mathvariant="italic">nfft</mi>
                      </mrow>
                      <mo stretchy="false">+</mo>
                      <mrow>
                        <mi mathvariant="italic">NFFT</mi>
                        <mo stretchy="false">∗</mo>
                        <msub>
                          <mi>b</mi>
                          <mi mathvariant="italic">output</mi>
                        </msub>
                      </mrow>
                    </mrow>
                    <mo stretchy="false">+</mo>
                    <mrow>
                      <mi mathvariant="italic">nfft</mi>
                      <mo stretchy="false">∗</mo>
                      <mi mathvariant="italic">pipelineStageMemory</mi>
                    </mrow>
                  </mrow>
                  <mo stretchy="false">+</mo>
                  <mrow>
                    <mn>3</mn>
                    <mo stretchy="false">∗</mo>
                    <mfenced open="(" close=")">
                      <mrow>
                        <mrow>
                          <mfrac>
                            <mi mathvariant="italic">NFFT</mi>
                            <mn>2</mn>
                          </mfrac>
                          <mo stretchy="false">∗</mo>
                          <msup>
                            <mi mathvariant="italic">nfft</mi>
                            <mn>2</mn>
                          </msup>
                        </mrow>
                      </mrow>
                    </mfenced>
                  </mrow>
                </mrow>
                <mo stretchy="false">+</mo>
                <mrow>
                  <mn>2</mn>
                  <mo stretchy="false">∗</mo>
                  <mfenced open="(" close=")">
                    <mrow>
                      <mrow>
                        <mfrac>
                          <mi mathvariant="italic">NFFT</mi>
                          <mn>2</mn>
                        </mfrac>
                        <mo stretchy="false">∗</mo>
                        <msub>
                          <mi>b</mi>
                          <mi mathvariant="italic">fixedPoint</mi>
                        </msub>
                      </mrow>
                    </mrow>
                  </mfenced>
                </mrow>
              </mrow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i mathvariant="italic">nfft</mi>
                        <mo stretchy="false">+</mo>
                        <msub>
                          <mi>b</mi>
                          <mi mathvariant="italic">output</mi>
                        </msub>
                      </mrow>
                      <mo stretchy="false">+</mo>
                      <mfrac>
                        <mrow>
                          <mn>3</mn>
                          <msup>
                            <mi mathvariant="italic">nfft</mi>
                            <mn>2</mn>
                          </msup>
                        </mrow>
                        <mn>2</mn>
                      </mfrac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row>
                <mi mathvariant="italic">nfft</mi>
                <mo stretchy="false">∗</mo>
                <mi mathvariant="italic">pipelineStageMemory</mi>
              </mrow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frac>
                          <mrow>
                            <mn>3</mn>
                            <msup>
                              <mi mathvariant="italic">nfft</mi>
                              <mn>2</mn>
                            </msup>
                          </mrow>
                          <mn>2</mn>
                        </mfrac>
                        <mo stretchy="false">+</mo>
                        <mi mathvariant="italic">nfft</mi>
                      </mrow>
                      <mo stretchy="false">+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row>
                <mi mathvariant="italic">nfft</mi>
                <mo stretchy="false">∗</mo>
                <mi mathvariant="italic">pipelineStageMemory</mi>
              </mrow>
            </mrow>
          </mrow>
        </mtd>
      </mtr>
      <mtr>
        <mtd/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frac>
                          <mrow>
                            <mn>3</mn>
                            <msup>
                              <mi mathvariant="italic">nfft</mi>
                              <mn>2</mn>
                            </msup>
                          </mrow>
                          <mn>2</mn>
                        </mfrac>
                        <mo stretchy="false">+</mo>
                        <mi mathvariant="italic">nfft</mi>
                      </mrow>
                      <mo stretchy="false">+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row>
                <mi mathvariant="italic">nfft</mi>
                <mo stretchy="false">∗</mo>
                <mn>4</mn>
              </mrow>
            </mrow>
            <mrow>
              <mi mathvariant="italic">NFFT</mi>
              <mo stretchy="false">∗</mo>
              <msub>
                <mi>b</mi>
                <mi mathvariant="italic">output</mi>
              </msub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fenced open="(" close=")">
              <mrow>
                <mrow>
                  <mrow>
                    <mfrac>
                      <mrow>
                        <mn>3</mn>
                        <msup>
                          <mi mathvariant="italic">nfft</mi>
                          <mn>2</mn>
                        </msup>
                      </mrow>
                      <mn>2</mn>
                    </mfrac>
                    <mo stretchy="false">+</mo>
                    <mi mathvariant="italic">nfft</mi>
                  </mrow>
                  <mo stretchy="false">+</mo>
                  <mn>4</mn>
                </mrow>
                <mrow>
                  <mrow>
                    <mrow>
                      <mi mathvariant="italic">nfft</mi>
                      <mo stretchy="false">∗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output</mi>
                    </msub>
                  </mrow>
                  <mo stretchy="false">+</mo>
                  <msub>
                    <mi>b</mi>
                    <mi mathvariant="italic">fixedPoint</mi>
                  </msub>
                </mrow>
              </mrow>
            </mfenced>
          </mrow>
        </mtd>
      </mtr>
    </mtable>
    <annotation encoding="StarMath 5.0">PipelineMemory = SampleBuffers + ShuffledSamples + nStages times pipelineStageMemory + ROM
newline
PipelineMemory = NFFT*nfft + NFFT*b_output + nfft*pipelineStageMemory + 3* left ( NFFT over 2 * nfft ^2 right ) + 2 * left ( NFFT over 2 * b_fixedPoint right )
newline
PipelineMemory = NFFT left (  nfft + b_output + {3 nfft ^2} over 2 + b_fixedPoint right ) + nfft*pipelineStageMemory
newline
PipelineMemory = NFFT left (  {3 nfft^2} over 2 + nfft + b_output + b_fixedPoint right )+ nfft*pipelineStageMemory
newline
newline
PipelineMemory = NFFT left (  {3 nfft^2} over 2 + nfft + b_output + b_fixedPoint right )+ nfft*4 NFFT*b_output
newline
PipelineMemory = NFFT left (  {3 nfft^2} over 2 + nfft + 4 nfft*b_output + b_output + b_fixedPoint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3:08.25</meta:creation-date>
    <meta:generator>OpenOffice/4.1.2$Win32 OpenOffice.org_project/412m3$Build-9782</meta:generator>
  </office:meta>
</office:document-meta>
</file>